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b0d1" officeooo:paragraph-rsid="0002b0d1"/>
    </style:style>
    <style:style style:name="P2" style:family="paragraph" style:parent-style-name="Text_20_body">
      <style:paragraph-properties fo:text-align="justify" style:justify-single-word="false"/>
      <style:text-properties officeooo:rsid="0002657e" officeooo:paragraph-rsid="0002b0d1"/>
    </style:style>
    <style:style style:name="P3" style:family="paragraph" style:parent-style-name="Heading_20_3">
      <style:paragraph-properties fo:text-align="justify" style:justify-single-word="false"/>
      <style:text-properties officeooo:rsid="0002b0d1" officeooo:paragraph-rsid="0002b0d1"/>
    </style:style>
    <style:style style:name="P4" style:family="paragraph" style:parent-style-name="Heading_20_1">
      <style:paragraph-properties fo:text-align="justify" style:justify-single-word="false"/>
      <style:text-properties officeooo:rsid="0002b0d1" officeooo:paragraph-rsid="0002b0d1"/>
    </style:style>
    <style:style style:name="P5" style:family="paragraph" style:parent-style-name="Text_20_body">
      <style:paragraph-properties fo:text-align="justify" style:justify-single-word="false"/>
      <style:text-properties officeooo:rsid="0002b0d1" officeooo:paragraph-rsid="0002b0d1"/>
    </style:style>
    <style:style style:name="P6" style:family="paragraph" style:parent-style-name="Text_20_body">
      <style:paragraph-properties fo:text-align="justify" style:justify-single-word="false"/>
      <style:text-properties officeooo:rsid="000468ef" officeooo:paragraph-rsid="000468ef"/>
    </style:style>
    <style:style style:name="T1" style:family="text">
      <style:text-properties officeooo:rsid="0002b0d1"/>
    </style:style>
    <style:style style:name="T2" style:family="text">
      <style:text-properties style:font-name="monospace"/>
    </style:style>
    <style:style style:name="T3" style:family="text">
      <style:text-properties officeooo:rsid="00057b50"/>
    </style:style>
    <style:style style:name="T4" style:family="text">
      <style:text-properties officeooo:rsid="0006b191"/>
    </style:style>
    <style:style style:name="T5" style:family="text">
      <style:text-properties officeooo:rsid="0007ebab"/>
    </style:style>
    <style:style style:name="T6" style:family="text">
      <style:text-properties officeooo:rsid="0009e480"/>
    </style:style>
    <style:style style:name="T7" style:family="text">
      <style:text-properties officeooo:rsid="000b9ef9"/>
    </style:style>
    <style:style style:name="T8" style:family="text">
      <style:text-properties officeooo:rsid="000c4879"/>
    </style:style>
    <style:style style:name="T9" style:family="text">
      <style:text-properties officeooo:rsid="000c8a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Zadanie 3</text:h>
      <text:h text:style-name="P3" text:outline-level="3">3.1 Opis problemu:</text:h>
      <text:p text:style-name="P2">Napisać funkcję rozwiązującą równanie f(x) = 0 metodą <text:span text:style-name="T1">siecznych.</text:span></text:p>
      <text:h text:style-name="P3" text:outline-level="3">3.2 Rozwiązanie:</text:h>
      <text:p text:style-name="P5">Rozwiązaniem zadanie jest napisanie funkcji <text:span text:style-name="T2">msiecznych</text:span> w języku <text:span text:style-name="T2">julia</text:span>. Funkcja jako par<text:span text:style-name="T5">a</text:span>m<text:span text:style-name="T4">e</text:span>try przyjmuje:</text:p>
      <text:p text:style-name="P5">f - <text:tab/>funkcja f(x) zadana jako anonimowa funkcja</text:p>
      <text:p text:style-name="P5">x0, x1 – początkowe przybliżenia</text:p>
      <text:p text:style-name="P5">delta, epsilon – dokładnoś<text:span text:style-name="T6">ć</text:span> obliczeń</text:p>
      <text:p text:style-name="P5">maxint – maksymalna ilo<text:span text:style-name="T7">ś</text:span>ć iteracji</text:p>
      <text:p text:style-name="P5">Funkcja zwraca następującą czwórkę:</text:p>
      <text:p text:style-name="P5">r – przybliżona wartoś<text:span text:style-name="T8">ć</text:span> pierwiastka</text:p>
      <text:p text:style-name="P5">v – wartość f(r)</text:p>
      <text:p text:style-name="P5">it – ilość iteracji </text:p>
      <text:p text:style-name="P5">err – informacja o błędach</text:p>
      <text:p text:style-name="P5"><text:tab/>0 – brak</text:p>
      <text:p text:style-name="P5"><text:tab/>1- nie osiągnięto wymaganej dokładnoś<text:span text:style-name="T9">c</text:span>i w <text:span text:style-name="T2">maxint</text:span> iteracjach</text:p>
      <text:p text:style-name="P6">Założenia metody siecznych opierają się na tych samych co metody Newtona, tylko zamiast pochodnej w mianowniku wykorzystują iloraz różnicowy. Dostajemy następujący wzór: <draw:frame draw:style-name="fr1" draw:name="Obiekt1" text:anchor-type="as-char" svg:y="-0.822cm" svg:width="5.941cm" svg:height="1.402cm" draw:z-index="0"><draw:object xlink:href="./Object 1" xlink:type="simple" xlink:show="embed" xlink:actuate="onLoad"/><draw:image xlink:href="./ObjectReplacements/Object 1" xlink:type="simple" xlink:show="embed" xlink:actuate="onLoad"/></draw:frame><text:s/>. <text:span text:style-name="T3">Jak widzimy potrzebujemy dwóch punktów początkowych by wyrazić kolejne. Na początku funkcja oblicza wartości dla podanych x0 oraz x1. Następnie w pętli odpowiednio je ustawia (możliwe zamiany). <text:s/>Kolejne kroki służą do obliczenia wartości </text:span><text:span text:style-name="T3"><draw:frame draw:style-name="fr1" draw:name="Obiekt2" text:anchor-type="as-char" svg:y="-0.452cm" svg:width="0.924cm" svg:height="0.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z wyżej podanego wzoru. Wykonywanie programu kończy się poprzez osiągnięcie wymaganej dokładności lub poprzez osiągnięcie maksymalnej ilości iter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b0d1" officeooo:paragraph-rsid="0002b0d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1:49:38.275920205</meta:creation-date>
    <meta:generator>LibreOffice/5.4.3.2$Linux_X86_64 LibreOffice_project/40m0$Build-2</meta:generator>
    <dc:date>2017-11-25T13:18:35.080356008</dc:date>
    <meta:editing-duration>PT9M29S</meta:editing-duration>
    <meta:editing-cycles>9</meta:editing-cycles>
    <meta:document-statistic meta:table-count="0" meta:image-count="0" meta:object-count="2" meta:page-count="1" meta:paragraph-count="18" meta:word-count="153" meta:character-count="1137" meta:non-whitespace-character-count="988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sub>
            <mi>x</mi>
            <mi>n</mi>
          </msub>
          <mo stretchy="false">−</mo>
          <mi>f</mi>
        </mrow>
      </mrow>
      <mrow>
        <mo fence="true" stretchy="false">(</mo>
        <mrow>
          <msub>
            <mi>x</mi>
            <mi>n</mi>
          </msub>
        </mrow>
        <mo fence="true" stretchy="false">)</mo>
      </mrow>
      <mfrac>
        <mrow>
          <msub>
            <mi>x</mi>
            <mi>n</mi>
          </msub>
          <mo stretchy="false">−</mo>
          <msub>
            <mi>x</mi>
            <mrow>
              <mi>n</mi>
              <mo stretchy="false">−</mo>
              <mn>1</mn>
            </mrow>
          </msub>
        </mrow>
        <mrow>
          <mi>f</mi>
          <mrow>
            <mrow>
              <mo fence="true" stretchy="false">(</mo>
              <mrow>
                <msub>
                  <mi>x</mi>
                  <mi>n</mi>
                </msub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sub>
                <mi>x</mi>
                <mrow>
                  <mi>n</mi>
                  <mo stretchy="false">−</mo>
                  <mn>1</mn>
                </mrow>
              </msub>
            </mrow>
            <mo fence="true" stretchy="false">)</mo>
          </mrow>
        </mrow>
      </mfrac>
    </mrow>
    <annotation encoding="StarMath 5.0">x_{ n+1 } = x_n - f( x_n ){ x_n - x_{n-1} } over {f( x_n ) - f(x_{n-1})}</annotation>
  </semantics>
</math>
</file>

<file path=Object 2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